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Separador" style:data-style-name="N143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38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Heading" style:data-style-name="N143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3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3"/>
        <table:table-column table:style-name="co3" table:default-cell-style-name="ce36"/>
        <table:table-column table:style-name="co4" table:default-cell-style-name="ce36"/>
        <table:table-column table:style-name="co5" table:default-cell-style-name="ce40"/>
        <table:table-column table:style-name="co6" table:default-cell-style-name="ce36"/>
        <table:table-column table:style-name="co7" table:default-cell-style-name="ce30"/>
        <table:table-column table:style-name="co8" table:default-cell-style-name="ce36"/>
        <table:table-column table:style-name="co9" table:default-cell-style-name="ce40"/>
        <table:table-column table:style-name="co10" table:number-columns-repeated="55" table:default-cell-style-name="ce47"/>
        <table:table-row table:style-name="ro1">
          <table:table-cell table:style-name="ce25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1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9-03" calcext:value-type="date">
            <text:p>03/09/2025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9-03" calcext:value-type="date">
            <text:p>03/09/2025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10-10" calcext:value-type="date">
            <text:p>10/10/2025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12-22" calcext:value-type="date">
            <text:p>22/12/2025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Mens. 11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12-22" calcext:value-type="date">
            <text:p>22/1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Mens. 12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3" table:formula="of:=[.C7]-[.F7]" office:value-type="float" office:value="530" calcext:value-type="float">
            <text:p>530,00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6-01-31" calcext:value-type="date">
            <text:p>31/01/2026</text:p>
          </table:table-cell>
          <table:table-cell table:style-name="ce32" office:value-type="string" calcext:value-type="string">
            <text:p>Mens. 01/2026 (A.C.)</text:p>
          </table:table-cell>
          <table:table-cell table:style-name="ce35" office:value-type="float" office:value="550" calcext:value-type="float">
            <text:p>550,00</text:p>
          </table:table-cell>
          <table:table-cell table:style-name="ce38"/>
          <table:table-cell table:style-name="ce39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3" table:formula="of:=[.C8]-[.F8]" office:value-type="float" office:value="550" calcext:value-type="float">
            <text:p>550,00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1" office:value-type="string" calcext:value-type="string">
            <text:p>TOTAL</text:p>
          </table:table-cell>
          <table:table-cell table:style-name="ce44" table:formula="of:=SUM([.H2:.H8])" office:value-type="float" office:value="1080" calcext:value-type="float">
            <text:p>1.080,00</text:p>
          </table:table-cell>
          <table:table-cell table:style-name="ce46"/>
          <table:table-cell table:number-columns-repeated="55"/>
        </table:table-row>
        <table:table-row table:style-name="ro3">
          <table:table-cell table:style-name="ce28"/>
          <table:table-cell table:number-columns-repeated="63"/>
        </table:table-row>
        <table:table-row table:style-name="ro4" table:number-rows-repeated="3">
          <table:table-cell table:style-name="ce29"/>
          <table:table-cell table:number-columns-repeated="63"/>
        </table:table-row>
        <table:table-row table:style-name="ro3" table:number-rows-repeated="319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1">
      <number:text>R$-""""""""""""""""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  <number:text> </number:text>
      <number:am-pm/>
    </number:time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8">
      <number:month number:textual="true"/>
      <number:text> </number:text>
      <number:year/>
    </number:date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</number:date-style>
    <number:date-style style:name="N141">
      <number:day number:style="long"/>
      <number:text>. </number:text>
      <number:month number:textual="true"/>
      <number:text> </number:text>
      <number:year/>
    </number:date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>
      <number:minutes number:style="long"/>
      <number:text>:</number:text>
      <number:seconds number:style="long"/>
    </number:time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39.446316933">00:00:00</text:time></text:span><text:span text:style-name="MT2"><text:s/></text:span></text:p>
        </style:region-center>
        <style:region-right>
          <text:p><text:span text:style-name="MT4">Anibal Duarte - ME</text:span></text:p>
          <text:p><text:span text:style-name="MT2">Sr. Anibal - Tel.: (11) 4708-786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nibal Duarte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39.45064325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2-02T14:29:39.851870675</dc:date>
    <dc:language>pt-PT</dc:language>
    <meta:editing-cycles>652</meta:editing-cycles>
    <meta:editing-duration>P4DT1H1M25S</meta:editing-duration>
    <meta:print-date>2024-04-03T16:20:46.977000000</meta:print-date>
    <meta:document-statistic meta:table-count="1" meta:cell-count="57" meta:object-count="0"/>
    <meta:user-defined meta:name="Info 0"/>
    <meta:user-defined meta:name="Info 1"/>
    <meta:user-defined meta:name="Info 2"/>
    <meta:user-defined meta:name="Info 3"/>
  </office:meta>
</office:document-meta>
</file>